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S C:\Users\TCTlabs\Desktop\viewalert&gt; &amp; C:/Python312/python.exe c:/Users/TCTlabs/Desktop/viewalert/main.py</text:p>
      <text:p text:style-name="Standard">************* <text:s/>Hello World *********************</text:p>
      <text:p text:style-name="Standard">we first create a clinician who has a particular way of handling labs</text:p>
      <text:p text:style-name="Standard"/>
      <text:p text:style-name="Standard">What is the clinical user's name?Dr 8-bit-processor </text:p>
      <text:p text:style-name="Standard">instantiating clinician settings for the clinician: Dr 8-bit-processor</text:p>
      <text:p text:style-name="Standard"/>
      <text:p text:style-name="Standard">********************************************************</text:p>
      <text:p text:style-name="Standard"><text:s text:c="6"/>Enter the number for your selection:</text:p>
      <text:p text:style-name="Standard">********************************************************</text:p>
      <text:p text:style-name="Standard">1. Dataset 1: process labork with noemal results</text:p>
      <text:p text:style-name="Standard">2. Dataset 2: process labwotk with some abnormal results</text:p>
      <text:p text:style-name="Standard">3. Dataset 3: process labwork with critical results</text:p>
      <text:p text:style-name="Standard">4. Show demonstration of the code</text:p>
      <text:p text:style-name="Standard">********************************************************</text:p>
      <text:p text:style-name="Standard">Enter a number (or 'q' to quit): 1</text:p>
      <text:p text:style-name="Standard"/>
      <text:p text:style-name="Standard">CASE 1 sernerio- patient has normal health and normal lab results</text:p>
      <text:p text:style-name="Standard">First the example lab tests are evaluated in comparison to normal valuse</text:p>
      <text:p text:style-name="Standard">************************************************************************</text:p>
      <text:p text:style-name="Standard">LabTest : sodium <text:s/>Result : 143: <text:s/>classification : normal</text:p>
      <text:p text:style-name="Standard">LabTest : potassium <text:s/>Result : 4.5: <text:s/>classification : normal</text:p>
      <text:p text:style-name="Standard">LabTest : chloride <text:s/>Result : 96.0: <text:s/>classification : normal</text:p>
      <text:p text:style-name="Standard">LabTest : bicarbonate <text:s/>Result : 24: <text:s/>classification : normal</text:p>
      <text:p text:style-name="Standard">LabTest : bun <text:s/>Result : 23: <text:s/>classification : normal</text:p>
      <text:p text:style-name="Standard">LabTest : creatinine <text:s/>Result : 1.1: <text:s/>classification : normal</text:p>
      <text:p text:style-name="Standard">LabTest : glucose <text:s/>Result : 106: <text:s/>classification : normal</text:p>
      <text:p text:style-name="Standard">LabTest : calciun <text:s/>Result : 8.7: <text:s/>classification : normal</text:p>
      <text:p text:style-name="Standard">LabTest : magnesium <text:s/>Result : 1.8: <text:s/>classification : normal</text:p>
      <text:p text:style-name="Standard">LabTest : phosphorus <text:s/>Result : 3.6: <text:s/>classification : normal</text:p>
      <text:p text:style-name="Standard">LabTest : whitecellcount <text:s/>Result : 10.4: <text:s/>classification : normal</text:p>
      <text:p text:style-name="Standard">LabTest : hemoglobin <text:s/>Result : 14.4: <text:s/>classification : normal</text:p>
      <text:p text:style-name="Standard">LabTest : hematocrit <text:s/>Result : 40: <text:s/>classification : normal</text:p>
      <text:p text:style-name="Standard">LabTest : platelets <text:s/>Result : 170: <text:s/>classification : normal</text:p>
      <text:p text:style-name="Standard">LabTest : tsh <text:s/>Result : 2.2: <text:s/>classification : normal</text:p>
      <text:p text:style-name="Standard">LabTest : a1c <text:s/>Result : 5.6: <text:s/>classification : normal</text:p>
      <text:p text:style-name="Standard"/>
      <text:p text:style-name="Standard">no abnormal tests were found- no further analysis needed</text:p>
      <text:p text:style-name="Standard"/>
      <text:p text:style-name="Standard">****************************************************************************************************</text:p>
      <text:p text:style-name="Standard">Great- we are dealing with all normal labs- The lab report will be sent with Dr 8-bit-processor's messages</text:p>
      <text:p text:style-name="Standard">****************************************************************************************************</text:p>
      <text:p text:style-name="Standard"/>
      <text:p text:style-name="Standard">The job is complete- choose another selection</text:p>
      <text:p text:style-name="Standard"/>
      <text:p text:style-name="Standard"><text:soft-page-break/>********************************************************</text:p>
      <text:p text:style-name="Standard"><text:s text:c="6"/>Enter the number for your selection:</text:p>
      <text:p text:style-name="Standard">********************************************************</text:p>
      <text:p text:style-name="Standard">1. Dataset 1: process labork with noemal results</text:p>
      <text:p text:style-name="Standard">2. Dataset 2: process labwotk with some abnormal results</text:p>
      <text:p text:style-name="Standard">3. Dataset 3: process labwork with critical results</text:p>
      <text:p text:style-name="Standard">4. Show demonstration of the code</text:p>
      <text:p text:style-name="Standard">********************************************************</text:p>
      <text:p text:style-name="Standard">Enter a number (or 'q' to quit): 2</text:p>
      <text:p text:style-name="Standard"/>
      <text:p text:style-name="Standard">CASE 2 sernerio- patient has a a few non-clitical lab results</text:p>
      <text:p text:style-name="Standard">First the example lab tests are evaluated in comparison to normal valuse</text:p>
      <text:p text:style-name="Standard">************************************************************************</text:p>
      <text:p text:style-name="Standard">LabTest : sodium <text:s/>Result : 143: <text:s/>classification : normal</text:p>
      <text:p text:style-name="Standard">LabTest : potassium <text:s/>Result : 4.5: <text:s/>classification : normal</text:p>
      <text:p text:style-name="Standard">LabTest : chloride <text:s/>Result : 96.0: <text:s/>classification : normal</text:p>
      <text:p text:style-name="Standard">LabTest : bicarbonate <text:s/>Result : 24: <text:s/>classification : normal</text:p>
      <text:p text:style-name="Standard">LabTest : bun <text:s/>Result : 23: <text:s/>classification : normal</text:p>
      <text:p text:style-name="Standard">LabTest : creatinine <text:s/>Result : 1.1: <text:s/>classification : normal</text:p>
      <text:p text:style-name="Standard">LabTest : glucose <text:s/>Result : 126: <text:s/>classification : high</text:p>
      <text:p text:style-name="Standard">LabTest : calciun <text:s/>Result : 8.7: <text:s/>classification : normal</text:p>
      <text:p text:style-name="Standard">LabTest : magnesium <text:s/>Result : 1.4: <text:s/>classification : low</text:p>
      <text:p text:style-name="Standard">LabTest : phosphorus <text:s/>Result : 3.6: <text:s/>classification : normal</text:p>
      <text:p text:style-name="Standard">LabTest : whitecellcount <text:s/>Result : 13.4: <text:s/>classification : high</text:p>
      <text:p text:style-name="Standard">LabTest : hemoglobin <text:s/>Result : 33.4: <text:s/>classification : high</text:p>
      <text:p text:style-name="Standard">LabTest : hematocrit <text:s/>Result : 39: <text:s/>classification : normal</text:p>
      <text:p text:style-name="Standard">LabTest : platelets <text:s/>Result : 80: <text:s/>classification : low</text:p>
      <text:p text:style-name="Standard">LabTest : tsh <text:s/>Result : 2.2: <text:s/>classification : normal</text:p>
      <text:p text:style-name="Standard">LabTest : a1c <text:s/>Result : 6.6: <text:s/>classification : high</text:p>
      <text:p text:style-name="Standard"/>
      <text:p text:style-name="Standard">**** 4 high test results and 2 low test results were found ***</text:p>
      <text:p text:style-name="Standard"/>
      <text:p text:style-name="Standard">****************************************************************************************************</text:p>
      <text:p text:style-name="Standard">Comparison with reference range determined more analysis is needed before the lab report can be sent</text:p>
      <text:p text:style-name="Standard">****************************************************************************************************</text:p>
      <text:p text:style-name="Standard"/>
      <text:p text:style-name="Standard">*******************************************************</text:p>
      <text:p text:style-name="Standard">LabTest : glucose <text:s/>Result : 126: <text:s/>classification : high</text:p>
      <text:p text:style-name="Standard">*******************************************************</text:p>
      <text:p text:style-name="Standard">First we get all of Dr 8-bit-processor's rules that apply to the test glucose</text:p>
      <text:p text:style-name="Standard">------------------------------------------------------------------------------------------------</text:p>
      <text:p text:style-name="Standard">labtest: glucose <text:s/>Rule: &gt;600 <text:s text:c="2"/>Action: go to the emergency room</text:p>
      <text:p text:style-name="Standard">labtest: glucose <text:s/>Rule: &gt;400 <text:s text:c="2"/>Action: clinician review</text:p>
      <text:p text:style-name="Standard">labtest: glucose <text:s/>Rule: &lt;60 <text:s text:c="2"/>Action: clinician review</text:p>
      <text:p text:style-name="Standard"/>
      <text:p text:style-name="Standard">Now let's see tHe glucose rules that match based on the rules and test result 126</text:p>
      <text:p text:style-name="Standard">-------------------------------------------------------------------------------------------------</text:p>
      <text:p text:style-name="Standard"><text:soft-page-break/>the clinician Dr 8-bit-processor does not have a rule that matches this test result value</text:p>
      <text:p text:style-name="Standard"/>
      <text:p text:style-name="Standard">*******************************************************</text:p>
      <text:p text:style-name="Standard">LabTest : magnesium <text:s/>Result : 1.4: <text:s/>classification : low</text:p>
      <text:p text:style-name="Standard">*******************************************************</text:p>
      <text:p text:style-name="Standard">First we get all of Dr 8-bit-processor's rules that apply to the test magnesium</text:p>
      <text:p text:style-name="Standard">------------------------------------------------------------------------------------------------</text:p>
      <text:p text:style-name="Standard">labtest: magnesium <text:s/>Rule: &lt;=1.4 <text:s text:c="2"/>Action: clinician review</text:p>
      <text:p text:style-name="Standard">labtest: magnesium <text:s/>Rule: &gt;=3.0 <text:s text:c="2"/>Action: clinician review</text:p>
      <text:p text:style-name="Standard"/>
      <text:p text:style-name="Standard">Now let's see tHe magnesium rules that match based on the rules and test result 1.4</text:p>
      <text:p text:style-name="Standard">-------------------------------------------------------------------------------------------------</text:p>
      <text:p text:style-name="Standard">Rule '&lt;=1.4' matches. This is Dr 8-bit-processor's desired action: clinician review</text:p>
      <text:p text:style-name="Standard"/>
      <text:p text:style-name="Standard">*******************************************************</text:p>
      <text:p text:style-name="Standard">LabTest : whitecellcount <text:s/>Result : 13.4: <text:s/>classification : high</text:p>
      <text:p text:style-name="Standard">*******************************************************</text:p>
      <text:p text:style-name="Standard">First we get all of Dr 8-bit-processor's rules that apply to the test whitecellcount</text:p>
      <text:p text:style-name="Standard">------------------------------------------------------------------------------------------------</text:p>
      <text:p text:style-name="Standard">labtest: whitecellcount <text:s/>Rule: &gt;=14 <text:s text:c="2"/>Action: clinician review</text:p>
      <text:p text:style-name="Standard">labtest: whitecellcount <text:s/>Rule: &lt;=3.2 <text:s text:c="2"/>Action: clinician review</text:p>
      <text:p text:style-name="Standard"/>
      <text:p text:style-name="Standard">Now let's see tHe whitecellcount rules that match based on the rules and test result 13.4</text:p>
      <text:p text:style-name="Standard">-------------------------------------------------------------------------------------------------</text:p>
      <text:p text:style-name="Standard">the clinician Dr 8-bit-processor does not have a rule that matches this test result value</text:p>
      <text:p text:style-name="Standard"/>
      <text:p text:style-name="Standard">*******************************************************</text:p>
      <text:p text:style-name="Standard">LabTest : hemoglobin <text:s/>Result : 33.4: <text:s/>classification : high</text:p>
      <text:p text:style-name="Standard">*******************************************************</text:p>
      <text:p text:style-name="Standard">First we get all of Dr 8-bit-processor's rules that apply to the test hemoglobin</text:p>
      <text:p text:style-name="Standard">------------------------------------------------------------------------------------------------</text:p>
      <text:p text:style-name="Standard">labtest: hemoglobin <text:s/>Rule: &gt;=20 <text:s text:c="2"/>Action: go to the emergency room</text:p>
      <text:p text:style-name="Standard">labtest: hemoglobin <text:s/>Rule: &lt;=7 <text:s text:c="2"/>Action: go to the emergency room</text:p>
      <text:p text:style-name="Standard">labtest: hemoglobin <text:s/>Rule: &gt;=18 <text:s text:c="2"/>Action: clinician review</text:p>
      <text:p text:style-name="Standard">labtest: hemoglobin <text:s/>Rule: &lt;=10 <text:s text:c="2"/>Action: clinician review</text:p>
      <text:p text:style-name="Standard"/>
      <text:p text:style-name="Standard">Now let's see tHe hemoglobin rules that match based on the rules and test result 33.4</text:p>
      <text:p text:style-name="Standard">-------------------------------------------------------------------------------------------------</text:p>
      <text:p text:style-name="Standard">Rule '&gt;=20' matches. This is Dr 8-bit-processor's desired action: go to the emergency room</text:p>
      <text:p text:style-name="Standard"/>
      <text:p text:style-name="Standard">*******************************************************</text:p>
      <text:p text:style-name="Standard">LabTest : platelets <text:s/>Result : 80: <text:s/>classification : low</text:p>
      <text:p text:style-name="Standard">*******************************************************</text:p>
      <text:p text:style-name="Standard">First we get all of Dr 8-bit-processor's rules that apply to the test platelets</text:p>
      <text:p text:style-name="Standard">------------------------------------------------------------------------------------------------</text:p>
      <text:p text:style-name="Standard">labtest: platelets <text:s/>Rule: &gt;500 <text:s text:c="2"/>Action: clinician review</text:p>
      <text:p text:style-name="Standard">labtest: platelets <text:s/>Rule: &lt;=80 <text:s text:c="2"/>Action: clinician review</text:p>
      <text:p text:style-name="Standard"/>
      <text:p text:style-name="Standard">Now let's see tHe platelets rules that match based on the rules and test result 80</text:p>
      <text:p text:style-name="Standard"><text:soft-page-break/>-------------------------------------------------------------------------------------------------</text:p>
      <text:p text:style-name="Standard">Rule '&lt;=80' matches. This is Dr 8-bit-processor's desired action: clinician review</text:p>
      <text:p text:style-name="Standard"/>
      <text:p text:style-name="Standard">*******************************************************</text:p>
      <text:p text:style-name="Standard">LabTest : a1c <text:s/>Result : 6.6: <text:s/>classification : high</text:p>
      <text:p text:style-name="Standard">*******************************************************</text:p>
      <text:p text:style-name="Standard">First we get all of Dr 8-bit-processor's rules that apply to the test a1c</text:p>
      <text:p text:style-name="Standard">------------------------------------------------------------------------------------------------</text:p>
      <text:p text:style-name="Standard">labtest: a1c <text:s/>Rule: &gt;10 <text:s text:c="2"/>Action: clinician review</text:p>
      <text:p text:style-name="Standard">labtest: a1c <text:s/>Rule: &lt;4.5 <text:s text:c="2"/>Action: clinician review</text:p>
      <text:p text:style-name="Standard"/>
      <text:p text:style-name="Standard">Now let's see tHe a1c rules that match based on the rules and test result 6.6</text:p>
      <text:p text:style-name="Standard">-------------------------------------------------------------------------------------------------</text:p>
      <text:p text:style-name="Standard">the clinician Dr 8-bit-processor does not have a rule that matches this test result value</text:p>
      <text:p text:style-name="Standard"/>
      <text:p text:style-name="Standard"><text:s text:c="2"/>please note rules can be added or changed to best suit that clinician <text:s/>n</text:p>
      <text:p text:style-name="Standard">********************************************************</text:p>
      <text:p text:style-name="Standard"><text:s text:c="6"/>Enter the number for your selection:</text:p>
      <text:p text:style-name="Standard">********************************************************</text:p>
      <text:p text:style-name="Standard">1. Dataset 1: process labork with noemal results</text:p>
      <text:p text:style-name="Standard">2. Dataset 2: process labwotk with some abnormal results</text:p>
      <text:p text:style-name="Standard">3. Dataset 3: process labwork with critical results</text:p>
      <text:p text:style-name="Standard">4. Show demonstration of the code</text:p>
      <text:p text:style-name="Standard">********************************************************</text:p>
      <text:p text:style-name="Standard">Enter a number (or 'q' to quit): 3</text:p>
      <text:p text:style-name="Standard"/>
      <text:p text:style-name="Standard">CASE 3 sernerio- patient has critical abnormal results</text:p>
      <text:p text:style-name="Standard">First the example lab tests are evaluated in comparison to normal valuse</text:p>
      <text:p text:style-name="Standard">************************************************************************</text:p>
      <text:p text:style-name="Standard">LabTest : sodium <text:s/>Result : 143: <text:s/>classification : normal</text:p>
      <text:p text:style-name="Standard">LabTest : potassium <text:s/>Result : 6.5: <text:s/>classification : high</text:p>
      <text:p text:style-name="Standard">LabTest : chloride <text:s/>Result : 96.0: <text:s/>classification : normal</text:p>
      <text:p text:style-name="Standard">LabTest : bicarbonate <text:s/>Result : 24: <text:s/>classification : normal</text:p>
      <text:p text:style-name="Standard">LabTest : bun <text:s/>Result : 111: <text:s/>classification : high</text:p>
      <text:p text:style-name="Standard">LabTest : creatinine <text:s/>Result : 1.1: <text:s/>classification : normal</text:p>
      <text:p text:style-name="Standard">LabTest : glucose <text:s/>Result : 106: <text:s/>classification : normal</text:p>
      <text:p text:style-name="Standard">LabTest : calciun <text:s/>Result : 8.7: <text:s/>classification : normal</text:p>
      <text:p text:style-name="Standard">LabTest : magnesium <text:s/>Result : 1.8: <text:s/>classification : normal</text:p>
      <text:p text:style-name="Standard">LabTest : phosphorus <text:s/>Result : 3.6: <text:s/>classification : normal</text:p>
      <text:p text:style-name="Standard">LabTest : whitecellcount <text:s/>Result : 10.4: <text:s/>classification : normal</text:p>
      <text:p text:style-name="Standard">LabTest : hemoglobin <text:s/>Result : 34.4: <text:s/>classification : high</text:p>
      <text:p text:style-name="Standard">LabTest : hematocrit <text:s/>Result : 40: <text:s/>classification : normal</text:p>
      <text:p text:style-name="Standard">LabTest : platelets <text:s/>Result : 870: <text:s/>classification : high</text:p>
      <text:p text:style-name="Standard">LabTest : tsh <text:s/>Result : 2.5: <text:s/>classification : normal</text:p>
      <text:p text:style-name="Standard">LabTest : a1c <text:s/>Result : 5.6: <text:s/>classification : normal</text:p>
      <text:p text:style-name="Standard"/>
      <text:p text:style-name="Standard">**** <text:s/>4 High Test results found - ****</text:p>
      <text:p text:style-name="Standard"/>
      <text:p text:style-name="Standard"><text:soft-page-break/>****************************************************************************************************</text:p>
      <text:p text:style-name="Standard">Comparison with reference range determined more analysis is needed before the lab report can be sent</text:p>
      <text:p text:style-name="Standard">****************************************************************************************************</text:p>
      <text:p text:style-name="Standard"/>
      <text:p text:style-name="Standard">*******************************************************</text:p>
      <text:p text:style-name="Standard">LabTest : potassium <text:s/>Result : 6.5: <text:s/>classification : high</text:p>
      <text:p text:style-name="Standard">*******************************************************</text:p>
      <text:p text:style-name="Standard">First we get all of Dr 8-bit-processor's rules that apply to the test potassium</text:p>
      <text:p text:style-name="Standard">------------------------------------------------------------------------------------------------</text:p>
      <text:p text:style-name="Standard">labtest: potassium <text:s/>Rule: &gt;=5.6 <text:s text:c="2"/>Action: go to the emergency room</text:p>
      <text:p text:style-name="Standard">labtest: potassium <text:s/>Rule: &lt;=3.0 <text:s text:c="2"/>Action: go to the emergency room</text:p>
      <text:p text:style-name="Standard">labtest: potassium <text:s/>Rule: &gt;=5.2 <text:s text:c="2"/>Action: clinician review</text:p>
      <text:p text:style-name="Standard">labtest: potassium <text:s/>Rule: &lt;3.5 <text:s text:c="2"/>Action: clinician review</text:p>
      <text:p text:style-name="Standard"/>
      <text:p text:style-name="Standard">Now let's see tHe potassium rules that match based on the rules and test result 6.5</text:p>
      <text:p text:style-name="Standard">-------------------------------------------------------------------------------------------------</text:p>
      <text:p text:style-name="Standard">Rule '&gt;=5.6' matches. This is Dr 8-bit-processor's desired action: go to the emergency room</text:p>
      <text:p text:style-name="Standard"/>
      <text:p text:style-name="Standard">*******************************************************</text:p>
      <text:p text:style-name="Standard">LabTest : bun <text:s/>Result : 111: <text:s/>classification : high</text:p>
      <text:p text:style-name="Standard">*******************************************************</text:p>
      <text:p text:style-name="Standard">First we get all of Dr 8-bit-processor's rules that apply to the test bun</text:p>
      <text:p text:style-name="Standard">------------------------------------------------------------------------------------------------</text:p>
      <text:p text:style-name="Standard">labtest: bun <text:s/>Rule: &gt;=35 <text:s text:c="2"/>Action: clinician review</text:p>
      <text:p text:style-name="Standard">labtest: bun <text:s/>Rule: &lt;=5 <text:s text:c="2"/>Action: clinician review</text:p>
      <text:p text:style-name="Standard">labtest: bun <text:s/>Rule: &gt;=80 <text:s text:c="2"/>Action: go to the emergency room</text:p>
      <text:p text:style-name="Standard"/>
      <text:p text:style-name="Standard">Now let's see tHe bun rules that match based on the rules and test result 111</text:p>
      <text:p text:style-name="Standard">-------------------------------------------------------------------------------------------------</text:p>
      <text:p text:style-name="Standard">Rule '&gt;=35' matches. This is Dr 8-bit-processor's desired action: clinician review</text:p>
      <text:p text:style-name="Standard"/>
      <text:p text:style-name="Standard">*******************************************************</text:p>
      <text:p text:style-name="Standard">LabTest : hemoglobin <text:s/>Result : 34.4: <text:s/>classification : high</text:p>
      <text:p text:style-name="Standard">*******************************************************</text:p>
      <text:p text:style-name="Standard">First we get all of Dr 8-bit-processor's rules that apply to the test hemoglobin</text:p>
      <text:p text:style-name="Standard">------------------------------------------------------------------------------------------------</text:p>
      <text:p text:style-name="Standard">labtest: hemoglobin <text:s/>Rule: &gt;=20 <text:s text:c="2"/>Action: go to the emergency room</text:p>
      <text:p text:style-name="Standard">labtest: hemoglobin <text:s/>Rule: &lt;=7 <text:s text:c="2"/>Action: go to the emergency room</text:p>
      <text:p text:style-name="Standard">labtest: hemoglobin <text:s/>Rule: &gt;=18 <text:s text:c="2"/>Action: clinician review</text:p>
      <text:p text:style-name="Standard">labtest: hemoglobin <text:s/>Rule: &lt;=10 <text:s text:c="2"/>Action: clinician review</text:p>
      <text:p text:style-name="Standard"/>
      <text:p text:style-name="Standard">Now let's see tHe hemoglobin rules that match based on the rules and test result 34.4</text:p>
      <text:p text:style-name="Standard">-------------------------------------------------------------------------------------------------</text:p>
      <text:p text:style-name="Standard">Rule '&gt;=20' matches. This is Dr 8-bit-processor's desired action: go to the emergency room</text:p>
      <text:p text:style-name="Standard"/>
      <text:p text:style-name="Standard">*******************************************************</text:p>
      <text:p text:style-name="Standard">LabTest : platelets <text:s/>Result : 870: <text:s/>classification : high</text:p>
      <text:p text:style-name="Standard"><text:soft-page-break/>*******************************************************</text:p>
      <text:p text:style-name="Standard">First we get all of Dr 8-bit-processor's rules that apply to the test platelets</text:p>
      <text:p text:style-name="Standard">------------------------------------------------------------------------------------------------</text:p>
      <text:p text:style-name="Standard">labtest: platelets <text:s/>Rule: &gt;500 <text:s text:c="2"/>Action: clinician review</text:p>
      <text:p text:style-name="Standard">labtest: platelets <text:s/>Rule: &lt;=80 <text:s text:c="2"/>Action: clinician review</text:p>
      <text:p text:style-name="Standard"/>
      <text:p text:style-name="Standard">Now let's see tHe platelets rules that match based on the rules and test result 870</text:p>
      <text:p text:style-name="Standard">-------------------------------------------------------------------------------------------------</text:p>
      <text:p text:style-name="Standard">Rule '&gt;500' matches. This is Dr 8-bit-processor's desired action: clinician review</text:p>
      <text:p text:style-name="Standard"/>
      <text:p text:style-name="Standard"><text:s text:c="2"/>please note rules can be added or changed to best suit that clinician <text:s/>n</text:p>
      <text:p text:style-name="Standard">********************************************************</text:p>
      <text:p text:style-name="Standard"><text:s text:c="6"/>Enter the number for your selection:</text:p>
      <text:p text:style-name="Standard">********************************************************</text:p>
      <text:p text:style-name="Standard">1. Dataset 1: process labork with noemal results</text:p>
      <text:p text:style-name="Standard">2. Dataset 2: process labwotk with some abnormal results</text:p>
      <text:p text:style-name="Standard">3. Dataset 3: process labwork with critical results</text:p>
      <text:p text:style-name="Standard">4. Show demonstration of the code</text:p>
      <text:p text:style-name="Standard">********************************************************</text:p>
      <text:p text:style-name="Standard">Enter a number (or 'q' to quit): 4</text:p>
      <text:p text:style-name="Standard"/>
      <text:p text:style-name="Standard">first let's see the default rules that have been loaded from JSON file during the instantiation</text:p>
      <text:p text:style-name="Standard">---------------------------------------------------------------------------------------------</text:p>
      <text:p text:style-name="Standard">Rules for sodium</text:p>
      <text:p text:style-name="Standard">-------------------------</text:p>
      <text:p text:style-name="Standard">LabRule(rule='&gt;=155', action='go-to the emergency room')</text:p>
      <text:p text:style-name="Standard">LabRule(rule='&lt;=126', action='go to the emergency room')</text:p>
      <text:p text:style-name="Standard">LabRule(rule='&gt;=146', action='clinician review')</text:p>
      <text:p text:style-name="Standard">LabRule(rule='&lt;=132', action='clinician review')</text:p>
      <text:p text:style-name="Standard"/>
      <text:p text:style-name="Standard">Rules for potassium</text:p>
      <text:p text:style-name="Standard">-------------------------</text:p>
      <text:p text:style-name="Standard">LabRule(rule='&gt;=5.6', action='go to the emergency room')</text:p>
      <text:p text:style-name="Standard">LabRule(rule='&lt;=3.0', action='go to the emergency room')</text:p>
      <text:p text:style-name="Standard">LabRule(rule='&gt;=5.2', action='clinician review')</text:p>
      <text:p text:style-name="Standard">LabRule(rule='&lt;3.5', action='clinician review')</text:p>
      <text:p text:style-name="Standard"/>
      <text:p text:style-name="Standard">Rules for chloride</text:p>
      <text:p text:style-name="Standard">-------------------------</text:p>
      <text:p text:style-name="Standard">LabRule(rule='&gt;=115.0', action='clinician review')</text:p>
      <text:p text:style-name="Standard">LabRule(rule='&lt;=90.0', action='clinician review')</text:p>
      <text:p text:style-name="Standard"/>
      <text:p text:style-name="Standard">Rules for bicarb</text:p>
      <text:p text:style-name="Standard">-------------------------</text:p>
      <text:p text:style-name="Standard">LabRule(rule='&gt;=35', action='clinician review')</text:p>
      <text:p text:style-name="Standard">LabRule(rule='&lt;=20', action='clinician review')</text:p>
      <text:p text:style-name="Standard"/>
      <text:p text:style-name="Standard">Rules for bun</text:p>
      <text:p text:style-name="Standard">-------------------------</text:p>
      <text:p text:style-name="Standard"><text:soft-page-break/>LabRule(rule='&gt;=35', action='clinician review')</text:p>
      <text:p text:style-name="Standard">LabRule(rule='&lt;=5', action='clinician review')</text:p>
      <text:p text:style-name="Standard">LabRule(rule='&gt;=80', action='go to the emergency room')</text:p>
      <text:p text:style-name="Standard"/>
      <text:p text:style-name="Standard">Rules for creatinine</text:p>
      <text:p text:style-name="Standard">-------------------------</text:p>
      <text:p text:style-name="Standard">LabRule(rule='&gt;=5.0', action='go to the emergency room')</text:p>
      <text:p text:style-name="Standard">LabRule(rule='&gt;=1.5', action='clinician review')</text:p>
      <text:p text:style-name="Standard"/>
      <text:p text:style-name="Standard">Rules for glucose</text:p>
      <text:p text:style-name="Standard">-------------------------</text:p>
      <text:p text:style-name="Standard">LabRule(rule='&gt;600', action='go to the emergency room')</text:p>
      <text:p text:style-name="Standard">LabRule(rule='&gt;400', action='clinician review')</text:p>
      <text:p text:style-name="Standard">LabRule(rule='&lt;60', action='clinician review')</text:p>
      <text:p text:style-name="Standard"/>
      <text:p text:style-name="Standard">Rules for calcium</text:p>
      <text:p text:style-name="Standard">-------------------------</text:p>
      <text:p text:style-name="Standard">LabRule(rule='&lt;=8.0', action='clinician review')</text:p>
      <text:p text:style-name="Standard">LabRule(rule='&gt;=11', action='clinician review')</text:p>
      <text:p text:style-name="Standard"/>
      <text:p text:style-name="Standard">Rules for magnesium</text:p>
      <text:p text:style-name="Standard">-------------------------</text:p>
      <text:p text:style-name="Standard">LabRule(rule='&lt;=1.4', action='clinician review')</text:p>
      <text:p text:style-name="Standard">LabRule(rule='&gt;=3.0', action='clinician review')</text:p>
      <text:p text:style-name="Standard"/>
      <text:p text:style-name="Standard">Rules for phosphorus</text:p>
      <text:p text:style-name="Standard">-------------------------</text:p>
      <text:p text:style-name="Standard">LabRule(rule='&lt;=2.0', action='clinician review')</text:p>
      <text:p text:style-name="Standard">LabRule(rule='&gt;=4.0', action='clinician review')</text:p>
      <text:p text:style-name="Standard"/>
      <text:p text:style-name="Standard">Rules for whitecellcount</text:p>
      <text:p text:style-name="Standard">-------------------------</text:p>
      <text:p text:style-name="Standard">LabRule(rule='&gt;=14', action='clinician review')</text:p>
      <text:p text:style-name="Standard">LabRule(rule='&lt;=3.2', action='clinician review')</text:p>
      <text:p text:style-name="Standard"/>
      <text:p text:style-name="Standard">Rules for hemoglobin</text:p>
      <text:p text:style-name="Standard">-------------------------</text:p>
      <text:p text:style-name="Standard">LabRule(rule='&gt;=20', action='go to the emergency room')</text:p>
      <text:p text:style-name="Standard">LabRule(rule='&lt;=7', action='go to the emergency room')</text:p>
      <text:p text:style-name="Standard">LabRule(rule='&gt;=18', action='clinician review')</text:p>
      <text:p text:style-name="Standard">LabRule(rule='&lt;=10', action='clinician review')</text:p>
      <text:p text:style-name="Standard"/>
      <text:p text:style-name="Standard">Rules for hematocrit</text:p>
      <text:p text:style-name="Standard">-------------------------</text:p>
      <text:p text:style-name="Standard">LabRule(rule='&gt;=50', action='go to the emergency room')</text:p>
      <text:p text:style-name="Standard">LabRule(rule='&lt;=25', action='go to the emergency room')</text:p>
      <text:p text:style-name="Standard">LabRule(rule='&gt;45', action='clinician review')</text:p>
      <text:p text:style-name="Standard">LabRule(rule='&lt;30', action='clinician review')</text:p>
      <text:p text:style-name="Standard"/>
      <text:p text:style-name="Standard"><text:soft-page-break/>Rules for platelets</text:p>
      <text:p text:style-name="Standard">-------------------------</text:p>
      <text:p text:style-name="Standard">LabRule(rule='&gt;500', action='clinician review')</text:p>
      <text:p text:style-name="Standard">LabRule(rule='&lt;=80', action='clinician review')</text:p>
      <text:p text:style-name="Standard"/>
      <text:p text:style-name="Standard">Rules for a1c</text:p>
      <text:p text:style-name="Standard">-------------------------</text:p>
      <text:p text:style-name="Standard">LabRule(rule='&gt;10', action='clinician review')</text:p>
      <text:p text:style-name="Standard">LabRule(rule='&lt;4.5', action='clinician review')</text:p>
      <text:p text:style-name="Standard"/>
      <text:p text:style-name="Standard">Rules for tsh</text:p>
      <text:p text:style-name="Standard">-------------------------</text:p>
      <text:p text:style-name="Standard">LabRule(rule='&gt;15', action='clinician review')</text:p>
      <text:p text:style-name="Standard">LabRule(rule='&lt;=.01', action='clinician review')</text:p>
      <text:p text:style-name="Standard"/>
      <text:p text:style-name="Standard"/>
      <text:p text:style-name="Standard">what if Dr 8-bit-processor wants to add some more rules</text:p>
      <text:p text:style-name="Standard">---------------------------------------------------------------------</text:p>
      <text:p text:style-name="Standard">Rule added for sodium: Rule='&gt;145', Action='drink more water or use 1/2 normal saline'</text:p>
      <text:p text:style-name="Standard">Rule added for sodium: Rule='&lt;135', Action='review medications and Suggest fluid restricion'</text:p>
      <text:p text:style-name="Standard">Rule added for glucose: Rule='&gt;400', Action='reassess for an insulin dose adjustment'</text:p>
      <text:p text:style-name="Standard">Rule added for sodium: Rule='&gt;149', Action='go to the ER'</text:p>
      <text:p text:style-name="Standard"/>
      <text:p text:style-name="Standard">let's see Dr 8-bit-processor's updated rules for the specific test sodium</text:p>
      <text:p text:style-name="Standard">--------------------------------------------------------------------------------------------</text:p>
      <text:p text:style-name="Standard">labtest: sodium <text:s/>Rule: &gt;=155 <text:s text:c="2"/>Action: go-to the emergency room</text:p>
      <text:p text:style-name="Standard">labtest: sodium <text:s/>Rule: &lt;=126 <text:s text:c="2"/>Action: go to the emergency room</text:p>
      <text:p text:style-name="Standard">labtest: sodium <text:s/>Rule: &gt;=146 <text:s text:c="2"/>Action: clinician review</text:p>
      <text:p text:style-name="Standard">labtest: sodium <text:s/>Rule: &lt;=132 <text:s text:c="2"/>Action: clinician review</text:p>
      <text:p text:style-name="Standard">labtest: sodium <text:s/>Rule: &gt;145 <text:s text:c="2"/>Action: drink more water or use 1/2 normal saline</text:p>
      <text:p text:style-name="Standard">labtest: sodium <text:s/>Rule: &lt;135 <text:s text:c="2"/>Action: review medications and Suggest fluid restricion</text:p>
      <text:p text:style-name="Standard">labtest: sodium <text:s/>Rule: &gt;149 <text:s text:c="2"/>Action: go to the ER</text:p>
      <text:p text:style-name="Standard"/>
      <text:p text:style-name="Standard">now lets check on all rules for clinician Dr 8-bit-processor we will also see the one rule that was just added to the glucose test:</text:p>
      <text:p text:style-name="Standard">-------------------------------------------------------------------------</text:p>
      <text:p text:style-name="Standard">Rules for sodium</text:p>
      <text:p text:style-name="Standard">-------------------------</text:p>
      <text:p text:style-name="Standard">LabRule(rule='&gt;=155', action='go-to the emergency room')</text:p>
      <text:p text:style-name="Standard">LabRule(rule='&lt;=126', action='go to the emergency room')</text:p>
      <text:p text:style-name="Standard">LabRule(rule='&gt;=146', action='clinician review')</text:p>
      <text:p text:style-name="Standard">LabRule(rule='&lt;=132', action='clinician review')</text:p>
      <text:p text:style-name="Standard">LabRule(rule='&gt;145', action='drink more water or use 1/2 normal saline')</text:p>
      <text:p text:style-name="Standard">LabRule(rule='&lt;135', action='review medications and Suggest fluid restricion')</text:p>
      <text:p text:style-name="Standard">LabRule(rule='&gt;149', action='go to the ER')</text:p>
      <text:p text:style-name="Standard"/>
      <text:p text:style-name="Standard">Rules for potassium</text:p>
      <text:p text:style-name="Standard">-------------------------</text:p>
      <text:p text:style-name="Standard">LabRule(rule='&gt;=5.6', action='go to the emergency room')</text:p>
      <text:p text:style-name="Standard"><text:soft-page-break/>LabRule(rule='&lt;=3.0', action='go to the emergency room')</text:p>
      <text:p text:style-name="Standard">LabRule(rule='&gt;=5.2', action='clinician review')</text:p>
      <text:p text:style-name="Standard">LabRule(rule='&lt;3.5', action='clinician review')</text:p>
      <text:p text:style-name="Standard"/>
      <text:p text:style-name="Standard">Rules for chloride</text:p>
      <text:p text:style-name="Standard">-------------------------</text:p>
      <text:p text:style-name="Standard">LabRule(rule='&gt;=115.0', action='clinician review')</text:p>
      <text:p text:style-name="Standard">LabRule(rule='&lt;=90.0', action='clinician review')</text:p>
      <text:p text:style-name="Standard"/>
      <text:p text:style-name="Standard">Rules for bicarb</text:p>
      <text:p text:style-name="Standard">-------------------------</text:p>
      <text:p text:style-name="Standard">LabRule(rule='&gt;=35', action='clinician review')</text:p>
      <text:p text:style-name="Standard">LabRule(rule='&lt;=20', action='clinician review')</text:p>
      <text:p text:style-name="Standard"/>
      <text:p text:style-name="Standard">Rules for bun</text:p>
      <text:p text:style-name="Standard">-------------------------</text:p>
      <text:p text:style-name="Standard">LabRule(rule='&gt;=35', action='clinician review')</text:p>
      <text:p text:style-name="Standard">LabRule(rule='&lt;=5', action='clinician review')</text:p>
      <text:p text:style-name="Standard">LabRule(rule='&gt;=80', action='go to the emergency room')</text:p>
      <text:p text:style-name="Standard"/>
      <text:p text:style-name="Standard">Rules for creatinine</text:p>
      <text:p text:style-name="Standard">-------------------------</text:p>
      <text:p text:style-name="Standard">LabRule(rule='&gt;=5.0', action='go to the emergency room')</text:p>
      <text:p text:style-name="Standard">LabRule(rule='&gt;=1.5', action='clinician review')</text:p>
      <text:p text:style-name="Standard"/>
      <text:p text:style-name="Standard">Rules for glucose</text:p>
      <text:p text:style-name="Standard">-------------------------</text:p>
      <text:p text:style-name="Standard">LabRule(rule='&gt;600', action='go to the emergency room')</text:p>
      <text:p text:style-name="Standard">LabRule(rule='&gt;400', action='clinician review')</text:p>
      <text:p text:style-name="Standard">LabRule(rule='&lt;60', action='clinician review')</text:p>
      <text:p text:style-name="Standard">LabRule(rule='&gt;400', action='reassess for an insulin dose adjustment')</text:p>
      <text:p text:style-name="Standard"/>
      <text:p text:style-name="Standard">Rules for calcium</text:p>
      <text:p text:style-name="Standard">-------------------------</text:p>
      <text:p text:style-name="Standard">LabRule(rule='&lt;=8.0', action='clinician review')</text:p>
      <text:p text:style-name="Standard">LabRule(rule='&gt;=11', action='clinician review')</text:p>
      <text:p text:style-name="Standard"/>
      <text:p text:style-name="Standard">Rules for magnesium</text:p>
      <text:p text:style-name="Standard">-------------------------</text:p>
      <text:p text:style-name="Standard">LabRule(rule='&lt;=1.4', action='clinician review')</text:p>
      <text:p text:style-name="Standard">LabRule(rule='&gt;=3.0', action='clinician review')</text:p>
      <text:p text:style-name="Standard"/>
      <text:p text:style-name="Standard">Rules for phosphorus</text:p>
      <text:p text:style-name="Standard">-------------------------</text:p>
      <text:p text:style-name="Standard">LabRule(rule='&lt;=2.0', action='clinician review')</text:p>
      <text:p text:style-name="Standard">LabRule(rule='&gt;=4.0', action='clinician review')</text:p>
      <text:p text:style-name="Standard"/>
      <text:p text:style-name="Standard">Rules for whitecellcount</text:p>
      <text:p text:style-name="Standard">-------------------------</text:p>
      <text:p text:style-name="Standard"><text:soft-page-break/>LabRule(rule='&gt;=14', action='clinician review')</text:p>
      <text:p text:style-name="Standard">LabRule(rule='&lt;=3.2', action='clinician review')</text:p>
      <text:p text:style-name="Standard"/>
      <text:p text:style-name="Standard">Rules for hemoglobin</text:p>
      <text:p text:style-name="Standard">-------------------------</text:p>
      <text:p text:style-name="Standard">LabRule(rule='&gt;=20', action='go to the emergency room')</text:p>
      <text:p text:style-name="Standard">LabRule(rule='&lt;=7', action='go to the emergency room')</text:p>
      <text:p text:style-name="Standard">LabRule(rule='&gt;=18', action='clinician review')</text:p>
      <text:p text:style-name="Standard">LabRule(rule='&lt;=10', action='clinician review')</text:p>
      <text:p text:style-name="Standard"/>
      <text:p text:style-name="Standard">Rules for hematocrit</text:p>
      <text:p text:style-name="Standard">-------------------------</text:p>
      <text:p text:style-name="Standard">LabRule(rule='&gt;=50', action='go to the emergency room')</text:p>
      <text:p text:style-name="Standard">LabRule(rule='&lt;=25', action='go to the emergency room')</text:p>
      <text:p text:style-name="Standard">LabRule(rule='&gt;45', action='clinician review')</text:p>
      <text:p text:style-name="Standard">LabRule(rule='&lt;30', action='clinician review')</text:p>
      <text:p text:style-name="Standard"/>
      <text:p text:style-name="Standard">Rules for platelets</text:p>
      <text:p text:style-name="Standard">-------------------------</text:p>
      <text:p text:style-name="Standard">LabRule(rule='&gt;500', action='clinician review')</text:p>
      <text:p text:style-name="Standard">LabRule(rule='&lt;=80', action='clinician review')</text:p>
      <text:p text:style-name="Standard"/>
      <text:p text:style-name="Standard">Rules for a1c</text:p>
      <text:p text:style-name="Standard">-------------------------</text:p>
      <text:p text:style-name="Standard">LabRule(rule='&gt;10', action='clinician review')</text:p>
      <text:p text:style-name="Standard">LabRule(rule='&lt;4.5', action='clinician review')</text:p>
      <text:p text:style-name="Standard"/>
      <text:p text:style-name="Standard">Rules for tsh</text:p>
      <text:p text:style-name="Standard">-------------------------</text:p>
      <text:p text:style-name="Standard">LabRule(rule='&gt;15', action='clinician review')</text:p>
      <text:p text:style-name="Standard">LabRule(rule='&lt;=.01', action='clinician review')</text:p>
      <text:p text:style-name="Standard"/>
      <text:p text:style-name="Standard"/>
      <text:p text:style-name="Standard">If a test result is normal then there is no need to further evaluate the test result</text:p>
      <text:p text:style-name="Standard">show a few examples how to check if lab values are high,low or within normal ranges:</text:p>
      <text:p text:style-name="Standard">----------------------------------------------------------------------------------------</text:p>
      <text:p text:style-name="Standard">Sodium 140: normal</text:p>
      <text:p text:style-name="Standard">Potassium 3.0: low</text:p>
      <text:p text:style-name="Standard">Glucose 250: high</text:p>
      <text:p text:style-name="Standard"/>
      <text:p text:style-name="Standard">We are using example rule &gt;=5.5 and an example test result 6.6 to see how rules are evaluated</text:p>
      <text:p text:style-name="Standard">let's see an Example of applying &gt;=5.5 to the test result 6.6</text:p>
      <text:p text:style-name="Standard">--------------------------------------------------------------------------------------------------------------------------</text:p>
      <text:p text:style-name="Standard">Is the test result 6.6 &gt;= 5.5? Therefore the boolean answer is : True</text:p>
      <text:p text:style-name="Standard"/>
      <text:p text:style-name="Standard">We are using sodium as the example test and trying to figure out what the clinician Dr 8-bit-processor wants to do with a test value 150</text:p>
      <text:p text:style-name="Standard">Evaluating Dr 8-bit-processor's rules for sodium with a value of 150:</text:p>
      <text:p text:style-name="Standard">First we get all of Dr 8-bit-processor's rules that apply to the test sodium</text:p>
      <text:p text:style-name="Standard"><text:soft-page-break/>------------------------------------------------------------------------------------------------</text:p>
      <text:p text:style-name="Standard">labtest: sodium <text:s/>Rule: &gt;=155 <text:s text:c="2"/>Action: go-to the emergency room</text:p>
      <text:p text:style-name="Standard">labtest: sodium <text:s/>Rule: &lt;=126 <text:s text:c="2"/>Action: go to the emergency room</text:p>
      <text:p text:style-name="Standard">labtest: sodium <text:s/>Rule: &gt;=146 <text:s text:c="2"/>Action: clinician review</text:p>
      <text:p text:style-name="Standard">labtest: sodium <text:s/>Rule: &lt;=132 <text:s text:c="2"/>Action: clinician review</text:p>
      <text:p text:style-name="Standard">labtest: sodium <text:s/>Rule: &gt;145 <text:s text:c="2"/>Action: drink more water or use 1/2 normal saline</text:p>
      <text:p text:style-name="Standard">labtest: sodium <text:s/>Rule: &lt;135 <text:s text:c="2"/>Action: review medications and Suggest fluid restricion</text:p>
      <text:p text:style-name="Standard">labtest: sodium <text:s/>Rule: &gt;149 <text:s text:c="2"/>Action: go to the ER</text:p>
      <text:p text:style-name="Standard"/>
      <text:p text:style-name="Standard">Now let's see tHe sodium rules that match based on the rules and test result 150</text:p>
      <text:p text:style-name="Standard">-------------------------------------------------------------------------------------------------</text:p>
      <text:p text:style-name="Standard">Rule '&gt;=146' matches. This is Dr 8-bit-processor's desired action: clinician review</text:p>
      <text:p text:style-name="Standard"/>
      <text:p text:style-name="Standard">what if Dr 8-bit-processor is unhappy with his settings-now what can we do?</text:p>
      <text:p text:style-name="Standard">we will now demonstrate how to change existing rules for on test sodium</text:p>
      <text:p text:style-name="Standard">--- the sodium Rules for Dr 8-bit-processor ---</text:p>
      <text:p text:style-name="Standard">labtest: sodium <text:s/>Rule: &gt;=155 <text:s text:c="2"/>Action: go-to the emergency room</text:p>
      <text:p text:style-name="Standard">labtest: sodium <text:s/>Rule: &lt;=126 <text:s text:c="2"/>Action: go to the emergency room</text:p>
      <text:p text:style-name="Standard">labtest: sodium <text:s/>Rule: &gt;=146 <text:s text:c="2"/>Action: clinician review</text:p>
      <text:p text:style-name="Standard">labtest: sodium <text:s/>Rule: &lt;=132 <text:s text:c="2"/>Action: clinician review</text:p>
      <text:p text:style-name="Standard">labtest: sodium <text:s/>Rule: &gt;145 <text:s text:c="2"/>Action: drink more water or use 1/2 normal saline</text:p>
      <text:p text:style-name="Standard">labtest: sodium <text:s/>Rule: &lt;135 <text:s text:c="2"/>Action: review medications and Suggest fluid restricion</text:p>
      <text:p text:style-name="Standard">labtest: sodium <text:s/>Rule: &gt;149 <text:s text:c="2"/>Action: go to the ER</text:p>
      <text:p text:style-name="Standard">the clinician Dr 8-bit-processor wants to change his sodium with exisiting rule &gt;145 to replace the action with a new action call pt and tell him to drink more water</text:p>
      <text:p text:style-name="Standard"/>
      <text:p text:style-name="Standard">--- Updating a Rule ---</text:p>
      <text:p text:style-name="Standard">we will show how to update the action for the sodium &gt;145 rule</text:p>
      <text:p text:style-name="Standard">Updated action string for 'sodium' rule '&gt;145' to 'call pt and tell him to drink more water'.</text:p>
      <text:p text:style-name="Standard">here is the update sodium rules</text:p>
      <text:p text:style-name="Standard">labtest: sodium <text:s/>Rule: &gt;=155 <text:s text:c="2"/>Action: go-to the emergency room</text:p>
      <text:p text:style-name="Standard">labtest: sodium <text:s/>Rule: &lt;=126 <text:s text:c="2"/>Action: go to the emergency room</text:p>
      <text:p text:style-name="Standard">labtest: sodium <text:s/>Rule: &gt;=146 <text:s text:c="2"/>Action: clinician review</text:p>
      <text:p text:style-name="Standard">labtest: sodium <text:s/>Rule: &lt;=132 <text:s text:c="2"/>Action: clinician review</text:p>
      <text:p text:style-name="Standard">labtest: sodium <text:s/>Rule: &gt;145 <text:s text:c="2"/>Action: call pt and tell him to drink more water</text:p>
      <text:p text:style-name="Standard">labtest: sodium <text:s/>Rule: &lt;135 <text:s text:c="2"/>Action: review medications and Suggest fluid restricion</text:p>
      <text:p text:style-name="Standard">labtest: sodium <text:s/>Rule: &gt;149 <text:s text:c="2"/>Action: go to the ER</text:p>
      <text:p text:style-name="Standard"/>
      <text:p text:style-name="Standard">What happens if Dr 8-bit-processor tries to update a non-existent rule</text:p>
      <text:p text:style-name="Standard">-------------------------------------</text:p>
      <text:p text:style-name="Standard">Rule with string '==140' not found for lab 'Sodium'.</text:p>
      <text:p text:style-name="Standard"/>
      <text:p text:style-name="Standard">the clinician Dr 8-bit-processor now wants to change for test potassium both the existing rule &lt;3.5 with a new rule &lt;=3.3 and the action will be changed to Suggest K+ supplement or dietary increase</text:p>
      <text:p text:style-name="Standard">we can update both rule string and action to be done</text:p>
      <text:p text:style-name="Standard">we will demonstrate how to update both rule and action on the same test potassium</text:p>
      <text:p text:style-name="Standard">original potassium rules are:</text:p>
      <text:p text:style-name="Standard">--------------------------------</text:p>
      <text:p text:style-name="Standard">labtest: potassium <text:s/>Rule: &gt;=5.6 <text:s text:c="2"/>Action: go to the emergency room</text:p>
      <text:p text:style-name="Standard"><text:soft-page-break/>labtest: potassium <text:s/>Rule: &lt;=3.0 <text:s text:c="2"/>Action: go to the emergency room</text:p>
      <text:p text:style-name="Standard">labtest: potassium <text:s/>Rule: &gt;=5.2 <text:s text:c="2"/>Action: clinician review</text:p>
      <text:p text:style-name="Standard">labtest: potassium <text:s/>Rule: &lt;3.5 <text:s text:c="2"/>Action: clinician review</text:p>
      <text:p text:style-name="Standard">--------------------------------------</text:p>
      <text:p text:style-name="Standard">Updated rule string for 'potassium' rule '&lt;3.5' to '&lt;=3.3'.</text:p>
      <text:p text:style-name="Standard">Updated action string for 'potassium' rule '&lt;3.5' to 'Suggest K+ supplement or dietary increase'.</text:p>
      <text:p text:style-name="Standard">here is the updated potassium rule</text:p>
      <text:p text:style-name="Standard">--------------------------------------------</text:p>
      <text:p text:style-name="Standard">labtest: potassium <text:s/>Rule: &gt;=5.6 <text:s text:c="2"/>Action: go to the emergency room</text:p>
      <text:p text:style-name="Standard">labtest: potassium <text:s/>Rule: &lt;=3.0 <text:s text:c="2"/>Action: go to the emergency room</text:p>
      <text:p text:style-name="Standard">labtest: potassium <text:s/>Rule: &gt;=5.2 <text:s text:c="2"/>Action: clinician review</text:p>
      <text:p text:style-name="Standard">labtest: potassium <text:s/>Rule: &lt;=3.3 <text:s text:c="2"/>Action: Suggest K+ supplement or dietary increase</text:p>
      <text:p text:style-name="Standard"/>
      <text:p text:style-name="Standard">the clinician Dr 8-bit-processor Tried to update an invalid lab</text:p>
      <text:p text:style-name="Standard">------------------------------------------------------------------------------</text:p>
      <text:p text:style-name="Standard">Error: Invalid lab name 'UnknownLab'.</text:p>
      <text:p text:style-name="Standard">The clinician Dr 8-bit-processor can also remove a rule that is no longer wanted</text:p>
      <text:p text:style-name="Standard">Let's see how a rule &lt;135 can be removed from the test sodium</text:p>
      <text:p text:style-name="Standard"/>
      <text:p text:style-name="Standard">--- Removing a Rule ---</text:p>
      <text:p text:style-name="Standard">Remove the sodium &lt;135 rule</text:p>
      <text:p text:style-name="Standard">before removal, let's see all the sodium rules again</text:p>
      <text:p text:style-name="Standard">----------------------------------------------------------------</text:p>
      <text:p text:style-name="Standard">labtest: sodium <text:s/>Rule: &gt;=155 <text:s text:c="2"/>Action: go-to the emergency room</text:p>
      <text:p text:style-name="Standard">labtest: sodium <text:s/>Rule: &lt;=126 <text:s text:c="2"/>Action: go to the emergency room</text:p>
      <text:p text:style-name="Standard">labtest: sodium <text:s/>Rule: &gt;=146 <text:s text:c="2"/>Action: clinician review</text:p>
      <text:p text:style-name="Standard">labtest: sodium <text:s/>Rule: &lt;=132 <text:s text:c="2"/>Action: clinician review</text:p>
      <text:p text:style-name="Standard">labtest: sodium <text:s/>Rule: &gt;145 <text:s text:c="2"/>Action: call pt and tell him to drink more water</text:p>
      <text:p text:style-name="Standard">labtest: sodium <text:s/>Rule: &lt;135 <text:s text:c="2"/>Action: review medications and Suggest fluid restricion</text:p>
      <text:p text:style-name="Standard">labtest: sodium <text:s/>Rule: &gt;149 <text:s text:c="2"/>Action: go to the ER</text:p>
      <text:p text:style-name="Standard"/>
      <text:p text:style-name="Standard">proceed with removing the &lt;135 rule</text:p>
      <text:p text:style-name="Standard">Removed rule with string '&lt;135' for lab 'sodium'.</text:p>
      <text:p text:style-name="Standard">now let's see the updated rules for sodium</text:p>
      <text:p text:style-name="Standard">labtest: sodium <text:s/>Rule: &gt;=155 <text:s text:c="2"/>Action: go-to the emergency room</text:p>
      <text:p text:style-name="Standard">labtest: sodium <text:s/>Rule: &lt;=126 <text:s text:c="2"/>Action: go to the emergency room</text:p>
      <text:p text:style-name="Standard">labtest: sodium <text:s/>Rule: &gt;=146 <text:s text:c="2"/>Action: clinician review</text:p>
      <text:p text:style-name="Standard">labtest: sodium <text:s/>Rule: &lt;=132 <text:s text:c="2"/>Action: clinician review</text:p>
      <text:p text:style-name="Standard">labtest: sodium <text:s/>Rule: &gt;145 <text:s text:c="2"/>Action: call pt and tell him to drink more water</text:p>
      <text:p text:style-name="Standard">labtest: sodium <text:s/>Rule: &gt;149 <text:s text:c="2"/>Action: go to the ER</text:p>
      <text:p text:style-name="Standard"/>
      <text:p text:style-name="Standard">for error handling purposes we will demonstrate what happens when the clinicain Dr 8-bit-processor makes an error</text:p>
      <text:p text:style-name="Standard">Dr 8-bit-processor Tries to remove a non-existent rule</text:p>
      <text:p text:style-name="Standard">----------------------------------------------------------------------</text:p>
      <text:p text:style-name="Standard">Rule with string '==140' not found for lab 'Sodium'.</text:p>
      <text:p text:style-name="Standard"/>
      <text:p text:style-name="Standard">Dr 8-bit-processor tries to remove from an invalid lab</text:p>
      <text:p text:style-name="Standard">-------------------------------------------------------------------</text:p>
      <text:p text:style-name="Standard"><text:soft-page-break/>Error: Invalid lab name 'UnknownLab'.</text:p>
      <text:p text:style-name="Standard"/>
      <text:p text:style-name="Standard">This simple demo proides how a lab alert handler can manage and apply so many differenct custom rules and show that this code will obviously work</text:p>
      <text:p text:style-name="Standard"><text:s text:c="8"/>This is only one automatable task what CPRS view alert booster could be doing- *** this is only the beginning ***</text:p>
      <text:p text:style-name="Standard">***********************************************************************************************************************************************</text:p>
      <text:p text:style-name="Standard">Object oriented programming provides a structure for storing, maniputlating and processing logical rules to automate our most tedious tasks</text:p>
      <text:p text:style-name="Standard">***********************************************************************************************************************************************</text:p>
      <text:p text:style-name="Standard">********************************************************</text:p>
      <text:p text:style-name="Standard"><text:s text:c="6"/>Enter the number for your selection:</text:p>
      <text:p text:style-name="Standard">********************************************************</text:p>
      <text:p text:style-name="Standard">1. Dataset 1: process labork with noemal results</text:p>
      <text:p text:style-name="Standard">2. Dataset 2: process labwotk with some abnormal results</text:p>
      <text:p text:style-name="Standard">3. Dataset 3: process labwork with critical results</text:p>
      <text:p text:style-name="Standard">4. Show demonstration of the code</text:p>
      <text:p text:style-name="Standard">********************************************************</text:p>
      <text:p text:style-name="Standard">Enter a number (or 'q' to quit): q</text:p>
      <text:p text:style-name="Standard">PS C:\Users\TCTlabs\Desktop\viewalert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00:08:27.423000000</meta:creation-date>
    <dc:date>2025-05-20T00:09:23.481000000</dc:date>
    <meta:editing-duration>PT56S</meta:editing-duration>
    <meta:editing-cycles>1</meta:editing-cycles>
    <meta:document-statistic meta:table-count="0" meta:image-count="0" meta:object-count="0" meta:page-count="13" meta:paragraph-count="506" meta:word-count="3317" meta:character-count="29233" meta:non-whitespace-character-count="26027"/>
    <meta:generator>LibreOffice/24.8.6.2$Windows_X86_64 LibreOffice_project/6d98ba145e9a8a39fc57bcc76981d1fb1316c60c</meta:generator>
  </office:meta>
</office:document-meta>
</file>